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Configurations2/" manifest:media-type="application/vnd.sun.xml.ui.configuration"/>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styles.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 PL UMing HK" svg:font-family="'AR PL UMing HK'" style:font-family-generic="roman" style:font-pitch="variable"/>
    <style:font-face style:name="Arial" svg:font-family="Arial" style:font-family-generic="roman" style:font-pitch="variable"/>
    <style:font-face style:name="Arial1" svg:font-family="Arial" style:font-pitch="variable"/>
    <style:font-face style:name="Arial2" svg:font-family="Arial"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adornments="Regular" style:font-family-generic="roman"/>
    <style:font-face style:name="Times New Roman1" svg:font-family="'Times New Roman'" style:font-family-generic="roman" style:font-pitch="variable"/>
    <style:font-face style:name="Verdana" svg:font-family="Verdana" style:font-family-generic="swiss" style:font-pitch="variable"/>
    <style:font-face style:name="宋体" svg:font-family="宋体"/>
    <style:font-face style:name="宋体1" svg:font-family="宋体" style:font-pitch="variable"/>
    <style:font-face style:name="宋体2" svg:font-family="宋体" style:font-family-generic="system" style:font-pitch="variable"/>
    <style:font-face style:name="微软雅黑" svg:font-family="微软雅黑" style:font-family-generic="swiss" style:font-pitch="variable"/>
    <style:font-face style:name="微软雅黑1" svg:font-family="微软雅黑" style:font-adornments="标准" style:font-family-generic="swiss" style:font-pitch="variable"/>
    <style:font-face style:name="微软雅黑2" svg:font-family="微软雅黑" style:font-adornments="Regular"/>
    <style:font-face style:name="微软雅黑3" svg:font-family="微软雅黑"/>
    <style:font-face style:name="微软雅黑4" svg:font-family="微软雅黑" style:font-pitch="variable"/>
    <style:font-face style:name="微软雅黑5" svg:font-family="微软雅黑" style:font-family-generic="system" style:font-pitch="variable"/>
    <style:font-face style:name="新宋体-18030" svg:font-family="新宋体-18030" style:font-family-generic="system" style:font-pitch="variable"/>
    <style:font-face style:name="黑体" svg:font-family="黑体"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12.193cm"/>
      <style:paragraph-properties style:writing-mode="lr-tb"/>
    </style:style>
    <style:style style:name="gr3" style:family="graphic" style:parent-style-name="默认绘图样式_5f_1">
      <style:graphic-properties draw:stroke="none" svg:stroke-color="#000000" draw:fill="none" draw:fill-color="#ffffff" draw:auto-grow-height="true" draw:auto-grow-width="false" fo:max-height="0cm" fo:min-height="12.853cm"/>
      <style:paragraph-properties style:writing-mode="lr-tb"/>
    </style:style>
    <style:style style:name="gr4" style:family="graphic" style:parent-style-name="standard">
      <style:graphic-properties draw:stroke="none" draw:fill="none" fo:min-height="1.677cm"/>
      <style:paragraph-properties style:writing-mode="lr-tb"/>
    </style:style>
    <style:style style:name="gr5" style:family="graphic" style:parent-style-name="standard">
      <style:graphic-properties draw:stroke="none" draw:fill="none" fo:min-height="14.026cm"/>
      <style:paragraph-properties style:writing-mode="lr-tb"/>
    </style:style>
    <style:style style:name="gr6" style:family="graphic" style:parent-style-name="无填充且无边框的对象">
      <style:graphic-properties draw:textarea-vertical-align="middle" draw:ole-draw-aspect="1" style:protect="size"/>
    </style:style>
    <style:style style:name="gr7" style:family="graphic" style:parent-style-name="standard">
      <style:graphic-properties draw:stroke="none" svg:stroke-color="#000000" draw:fill="none" draw:fill-color="#ffffff" draw:textarea-horizontal-align="left" draw:auto-grow-height="true" draw:auto-grow-width="true" fo:min-height="0.839cm" fo:min-width="0.637cm"/>
      <style:paragraph-properties style:writing-mode="lr-tb"/>
    </style:style>
    <style:style style:name="gr8" style:family="graphic" style:parent-style-name="默认绘图样式_5f_2">
      <style:graphic-properties draw:stroke="none" svg:stroke-color="#000000" draw:fill="none" draw:fill-color="#ffffff" draw:auto-grow-height="true" draw:auto-grow-width="false" fo:max-height="0cm" fo:min-height="1.779cm"/>
      <style:paragraph-properties style:writing-mode="lr-tb"/>
    </style:style>
    <style:style style:name="gr9" style:family="graphic" style:parent-style-name="默认绘图样式_5f_2">
      <style:graphic-properties draw:stroke="none" svg:stroke-color="#000000" draw:fill="none" draw:fill-color="#ffffff" draw:auto-grow-height="true" draw:auto-grow-width="false" fo:max-height="0cm" fo:min-height="5.251cm"/>
      <style:paragraph-properties style:writing-mode="lr-tb"/>
    </style:style>
    <style:style style:name="gr10" style:family="graphic" style:parent-style-name="默认绘图样式_5f_2">
      <style:graphic-properties draw:stroke="none" svg:stroke-color="#000000" draw:fill="none" draw:fill-color="#ffffff" draw:auto-grow-height="true" draw:auto-grow-width="false" fo:max-height="0cm" fo:min-height="7.139cm"/>
      <style:paragraph-properties style:writing-mode="lr-tb"/>
    </style:style>
    <style:style style:name="gr11" style:family="graphic" style:parent-style-name="默认绘图样式_5f_3">
      <style:graphic-properties draw:stroke="none" svg:stroke-color="#000000" draw:fill="none" draw:fill-color="#ffffff" draw:auto-grow-height="true" draw:auto-grow-width="false" fo:max-height="0cm" fo:min-height="1.147cm"/>
      <style:paragraph-properties style:writing-mode="lr-tb"/>
    </style:style>
    <style:style style:name="gr12" style:family="graphic" style:parent-style-name="默认绘图样式_5f_3">
      <style:graphic-properties draw:stroke="none" svg:stroke-color="#000000" draw:fill="none" draw:fill-color="#ffffff" draw:auto-grow-height="true" draw:auto-grow-width="false" fo:max-height="0cm" fo:min-height="15.036cm"/>
      <style:paragraph-properties style:writing-mode="lr-tb"/>
    </style:style>
    <style:style style:name="gr13" style:family="graphic" style:parent-style-name="默认绘图样式_5f_4">
      <style:graphic-properties draw:stroke="none" svg:stroke-color="#000000" draw:fill="none" draw:fill-color="#ffffff" draw:auto-grow-height="true" draw:auto-grow-width="false" fo:max-height="0cm" fo:min-height="0.867cm"/>
      <style:paragraph-properties style:writing-mode="lr-tb"/>
    </style:style>
    <style:style style:name="gr14" style:family="graphic" style:parent-style-name="默认绘图样式_5f_4">
      <style:graphic-properties draw:stroke="none" svg:stroke-color="#000000" draw:fill="none" draw:fill-color="#ffffff" draw:auto-grow-height="true" draw:auto-grow-width="false" fo:max-height="0cm" fo:min-height="3.387cm"/>
      <style:paragraph-properties style:writing-mode="lr-tb"/>
    </style:style>
    <style:style style:name="pr1" style:family="presentation" style:parent-style-name="默认-title">
      <style:graphic-properties fo:min-height="2.05cm"/>
      <style:paragraph-properties style:writing-mode="lr-tb"/>
    </style:style>
    <style:style style:name="pr2" style:family="presentation" style:parent-style-name="默认-subtitle">
      <style:graphic-properties draw:fill-color="#ffffff" fo:min-height="1.886cm"/>
      <style:paragraph-properties style:writing-mode="lr-tb"/>
    </style:style>
    <style:style style:name="pr3" style:family="presentation" style:parent-style-name="默认-notes">
      <style:graphic-properties draw:fill-color="#ffffff" draw:auto-grow-height="true" fo:min-height="13.364cm"/>
      <style:paragraph-properties style:writing-mode="lr-tb"/>
    </style:style>
    <style:style style:name="pr4" style:family="presentation" style:parent-style-name="默认-notes">
      <style:graphic-properties draw:fill-color="#ffffff" fo:min-height="13.364cm"/>
      <style:paragraph-properties style:writing-mode="lr-tb"/>
    </style:style>
    <style:style style:name="pr5" style:family="presentation" style:parent-style-name="默认-title">
      <style:graphic-properties fo:min-height="1.917cm"/>
      <style:paragraph-properties style:writing-mode="lr-tb"/>
    </style:style>
    <style:style style:name="pr6" style:family="presentation" style:parent-style-name="默认-title">
      <style:graphic-properties fo:min-height="1.778cm"/>
      <style:paragraph-properties style:writing-mode="lr-tb"/>
    </style:style>
    <style:style style:name="pr7" style:family="presentation" style:parent-style-name="默认-title">
      <style:graphic-properties fo:min-height="3.506cm"/>
      <style:paragraph-properties style:writing-mode="lr-tb"/>
    </style:style>
    <style:style style:name="pr8" style:family="presentation" style:parent-style-name="默认-outline1">
      <style:graphic-properties fo:min-height="11.929cm"/>
      <style:paragraph-properties style:writing-mode="lr-tb"/>
    </style:style>
    <style:style style:name="pr9" style:family="presentation" style:parent-style-name="默认-notes">
      <style:graphic-properties draw:fill-color="#ffffff" fo:min-height="11.429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color="#ffffff"/>
    </style:style>
    <style:style style:name="P5" style:family="paragraph">
      <loext:graphic-properties draw:fill="none" draw:fill-color="#ffffff"/>
      <style:text-properties fo:font-size="18pt" style:font-name-asian="微软雅黑1" style:font-size-asian="22pt" style:font-size-complex="18pt"/>
    </style:style>
    <style:style style:name="P6" style:family="paragraph">
      <style:paragraph-properties fo:text-align="center" style:text-autospace="none" style:line-break="normal" style:writing-mode="page"/>
      <style:text-properties fo:hyphenate="false"/>
    </style:style>
    <style:style style:name="P7" style:family="paragraph">
      <loext:graphic-properties draw:fill="none"/>
      <style:paragraph-properties fo:text-align="center" style:text-autospace="none" style:line-break="normal" style:writing-mode="page"/>
      <style:text-properties style:text-outline="false" style:text-line-through-style="none" style:text-line-through-type="none" style:font-name="宋体" fo:font-size="12pt" fo:language="en" fo:country="US" fo:font-style="normal" fo:text-shadow="none" style:text-underline-style="none" fo:font-weight="normal" style:text-underline-mode="continuous" style:text-overline-mode="continuous" style:text-line-through-mode="continuous" style:font-name-asian="微软雅黑1" style:font-size-asian="36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8" style:family="paragraph">
      <loext:graphic-properties draw:fill="none"/>
      <style:paragraph-properties style:writing-mode="lr-tb"/>
    </style:style>
    <style:style style:name="P9" style:family="paragraph">
      <style:paragraph-properties fo:text-align="center"/>
    </style:style>
    <style:style style:name="P10" style:family="paragraph">
      <loext:graphic-properties draw:fill="none" draw:fill-color="#ffffff"/>
      <style:paragraph-properties style:writing-mode="lr-tb"/>
      <style:text-properties fo:font-size="18pt" style:font-name-asian="微软雅黑1" style:font-size-asian="42pt" style:font-size-complex="18pt"/>
    </style:style>
    <style:style style:name="P11" style:family="paragraph">
      <loext:graphic-properties draw:fill="none" draw:fill-color="#ffffff"/>
      <style:paragraph-properties style:writing-mode="lr-tb"/>
      <style:text-properties fo:font-size="18pt" style:font-name-asian="微软雅黑1" style:font-size-asian="24pt" style:font-size-complex="18pt"/>
    </style:style>
    <style:style style:name="P12" style:family="paragraph">
      <style:text-properties style:font-size-asian="19.8999996185303pt"/>
    </style:style>
    <style:style style:name="P13" style:family="paragraph">
      <loext:graphic-properties draw:fill="none" draw:fill-color="#ffffff"/>
      <style:paragraph-properties style:writing-mode="lr-tb"/>
      <style:text-properties style:font-size-asian="19.8999996185303pt"/>
    </style:style>
    <style:style style:name="P14" style:family="paragraph">
      <style:text-properties fo:font-size="19.8999996185303pt"/>
    </style:style>
    <style:style style:name="P15" style:family="paragraph">
      <style:paragraph-properties fo:margin-left="0cm" fo:margin-right="0cm" fo:text-indent="2.5cm">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16" style:family="paragraph">
      <style:paragraph-properties fo:margin-left="0cm" fo:margin-right="0cm" fo:margin-top="0cm" fo:margin-bottom="0cm" fo:line-height="100%" fo:text-align="start" fo:text-indent="2.1cm" style:punctuation-wrap="hanging" style:line-break="strict">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17" style:family="paragraph">
      <style:paragraph-properties fo:margin-left="0cm" fo:margin-right="0cm" fo:text-indent="1.6cm">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18" style:family="paragraph">
      <style:paragraph-properties fo:margin-left="0cm" fo:margin-right="0cm" fo:text-indent="2.1cm">
        <style:tab-stops>
          <style:tab-stop style:position="2.54cm"/>
          <style:tab-stop style:position="2.587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9.8999996185303pt"/>
    </style:style>
    <style:style style:name="P19" style:family="paragraph">
      <loext:graphic-properties draw:fill="none" draw:fill-color="#ffffff"/>
      <style:paragraph-properties style:writing-mode="lr-tb"/>
      <style:text-properties style:font-name="微软雅黑" fo:font-size="19.8999996185303pt" style:font-name-asian="微软雅黑"/>
    </style:style>
    <style:style style:name="P20" style:family="paragraph">
      <loext:graphic-properties draw:fill-color="#ffffff"/>
      <style:paragraph-properties style:writing-mode="lr-tb"/>
      <style:text-properties style:font-size-asian="23.3999996185303pt"/>
    </style:style>
    <style:style style:name="T1" style:family="text">
      <style:text-properties fo:font-size="24pt" style:font-name-asian="微软雅黑1" style:font-size-asian="24pt" style:font-size-complex="24pt"/>
    </style:style>
    <style:style style:name="T2" style:family="text">
      <style:text-properties style:font-name="Times New Roman" fo:font-size="24pt" style:font-name-asian="Times New Roman" style:font-size-asian="24pt" style:font-name-complex="Times New Roman" style:font-size-complex="24pt"/>
    </style:style>
    <style:style style:name="T3" style:family="text">
      <style:text-properties style:font-name="黑体" style:font-name-asian="黑体"/>
    </style:style>
    <style:style style:name="T4" style:family="text">
      <style:text-properties fo:font-size="18pt" style:font-name-asian="微软雅黑1" style:font-size-asian="22pt" style:font-size-complex="18pt"/>
    </style:style>
    <style:style style:name="T5" style:family="text">
      <style:text-properties style:text-position="sub 58%" fo:font-size="18pt" style:font-name-asian="微软雅黑1" style:font-size-asian="22pt" style:font-size-complex="18pt"/>
    </style:style>
    <style:style style:name="T6" style:family="text">
      <style:text-properties style:text-outline="false" style:text-line-through-style="none" style:text-line-through-type="none" style:font-name="宋体" fo:font-size="12pt" fo:language="en" fo:country="US" fo:font-style="normal" fo:text-shadow="none" style:text-underline-style="none" fo:font-weight="normal" style:text-underline-mode="continuous" style:text-overline-mode="continuous" style:text-line-through-mode="continuous" style:font-name-asian="微软雅黑1" style:font-size-asian="36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T7" style:family="text">
      <style:text-properties fo:font-size="18pt" style:font-name-asian="微软雅黑1" style:font-size-asian="24pt" style:font-size-complex="18pt"/>
    </style:style>
    <style:style style:name="T8" style:family="text">
      <style:text-properties style:text-position="sub 58%" fo:font-size="18pt" style:font-name-asian="微软雅黑1" style:font-size-asian="24pt" style:font-size-complex="18pt"/>
    </style:style>
    <style:style style:name="T9" style:family="text">
      <style:text-properties fo:font-size="18pt" style:font-name-asian="微软雅黑1" style:font-size-asian="42pt" style:font-size-complex="18pt"/>
    </style:style>
    <style:style style:name="T10" style:family="text">
      <style:text-properties fo:color="#ff0000" loext:opacity="100%" fo:font-size="18pt" style:font-name-asian="微软雅黑1" style:font-size-asian="24pt" style:font-size-complex="18pt"/>
    </style:style>
    <style:style style:name="T11" style:family="text">
      <style:text-properties style:text-position="-10% 58%" fo:font-size="18pt" style:font-name-asian="微软雅黑1" style:font-size-asian="24pt" style:font-size-complex="18pt"/>
    </style:style>
    <style:style style:name="T12" style:family="text">
      <style:text-properties style:text-position="0% 100%" fo:font-size="18pt" style:font-name-asian="微软雅黑1" style:font-size-asian="24pt" style:font-size-complex="18pt"/>
    </style:style>
    <style:style style:name="T13" style:family="text">
      <style:text-properties fo:color="#000000" loext:opacity="100%" style:text-outline="false" style:text-line-through-style="none" style:text-line-through-type="none" style:text-position="0% 100%" style:font-name="Arial1" fo:font-size="18pt" fo:font-style="normal" fo:text-shadow="none" style:text-underline-style="none" fo:font-weight="normal" style:font-name-asian="微软雅黑1" style:font-size-asian="24pt" style:font-style-asian="normal" style:font-weight-asian="normal" style:font-name-complex="宋体1" style:font-size-complex="18pt" style:font-style-complex="normal" style:font-weight-complex="normal" style:text-emphasize="none" style:font-relief="none" style:text-overline-style="none" style:text-overline-color="font-color"/>
    </style:style>
    <style:style style:name="T14" style:family="text">
      <style:text-properties style:font-name="微软雅黑" style:font-name-asian="微软雅黑"/>
    </style:style>
    <style:style style:name="T15" style:family="text">
      <style:text-properties fo:color="#000000" loext:opacity="100%" style:text-outline="false" style:text-line-through-style="none" style:text-line-through-type="none" style:text-position="0% 100%" style:font-name="微软雅黑" fo:font-size="24pt" fo:font-style="normal" fo:text-shadow="none" style:text-underline-style="none" fo:font-weight="normal" style:font-name-asian="微软雅黑" style:font-size-asian="24pt" style:font-style-asian="normal" style:font-weight-asian="normal" style:font-name-complex="宋体1" style:font-size-complex="24pt" style:font-style-complex="normal" style:font-weight-complex="normal" style:text-emphasize="none" style:font-relief="none" style:text-overline-style="none" style:text-overline-color="font-color"/>
    </style:style>
    <style:style style:name="T16" style:family="text">
      <style:text-properties style:font-name="微软雅黑" fo:font-weight="bold" style:font-name-asian="微软雅黑" style:font-weight-asian="bold" style:font-weight-complex="bold"/>
    </style:style>
    <style:style style:name="T17" style:family="text">
      <style:text-properties style:font-name="微软雅黑" fo:font-size="24pt" style:font-name-asian="微软雅黑"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4">
      <text:list-level-style-number text:level="1" style:num-suffix="." style:num-format="1">
        <style:list-level-properties/>
        <style:text-properties fo:color="#000000" fo:font-size="100%"/>
      </text:list-level-style-number>
      <text:list-level-style-number text:level="2" style:num-suffix="." style:num-format="1">
        <style:list-level-properties text:space-before="1.27cm"/>
        <style:text-properties fo:color="#000000" fo:font-size="100%"/>
      </text:list-level-style-number>
      <text:list-level-style-number text:level="3" style:num-suffix="." style:num-format="1">
        <style:list-level-properties text:space-before="2.54cm"/>
        <style:text-properties fo:color="#000000" fo:font-size="100%"/>
      </text:list-level-style-number>
      <text:list-level-style-number text:level="4" style:num-suffix="." style:num-format="1">
        <style:list-level-properties text:space-before="3.81cm"/>
        <style:text-properties fo:color="#000000" fo:font-size="100%"/>
      </text:list-level-style-number>
      <text:list-level-style-number text:level="5" style:num-suffix="." style:num-format="1">
        <style:list-level-properties text:space-before="5.08cm"/>
        <style:text-properties fo:color="#000000" fo:font-size="100%"/>
      </text:list-level-style-number>
      <text:list-level-style-number text:level="6" style:num-suffix="." style:num-format="1">
        <style:list-level-properties text:space-before="5.08cm"/>
        <style:text-properties fo:color="#000000" fo:font-size="100%"/>
      </text:list-level-style-number>
      <text:list-level-style-number text:level="7" style:num-suffix="." style:num-format="1">
        <style:list-level-properties text:space-before="5.08cm"/>
        <style:text-properties fo:color="#000000" fo:font-size="100%"/>
      </text:list-level-style-number>
      <text:list-level-style-number text:level="8" style:num-suffix="." style:num-format="1">
        <style:list-level-properties text:space-before="5.08cm"/>
        <style:text-properties fo:color="#000000" fo:font-size="100%"/>
      </text:list-level-style-number>
      <text:list-level-style-number text:level="9" style:num-suffix="." style:num-format="1">
        <style:list-level-properties text:space-before="5.08cm"/>
        <style:text-properties fo:color="#000000" fo:font-size="100%"/>
      </text:list-level-style-number>
      <text:list-level-style-number text:level="10" style:num-suffix="." style:num-format="1">
        <style:list-level-properties text:space-before="5.08cm"/>
        <style:text-properties fo:color="#000000" fo:font-size="100%"/>
      </text:list-level-style-number>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office:automatic-styles>
  <office:body>
    <office:presentation>
      <presentation:date-time-decl presentation:name="dtd1" presentation:source="current-date" style:data-style-name="D1"/>
      <draw:page draw:name="page1" draw:style-name="dp1" draw:master-page-name="默认" presentation:presentation-page-layout-name="AL1T0">
        <office:forms form:automatic-focus="false" form:apply-design-mode="false"/>
        <draw:frame presentation:style-name="pr1" draw:text-style-name="P1" draw:layer="layout" svg:width="25.199cm" svg:height="2.05cm" svg:x="1.4cm" svg:y="0.694cm" presentation:class="title" presentation:user-transformed="true">
          <draw:text-box>
            <text:p>思考题</text:p>
          </draw:text-box>
        </draw:frame>
        <draw:frame presentation:style-name="pr2" draw:text-style-name="P2" draw:layer="layout" svg:width="25.199cm" svg:height="1.886cm" svg:x="1.601cm" svg:y="2.914cm" presentation:class="subtitle" presentation:user-transformed="true">
          <draw:text-box>
            <text:p>实验五 一阶RC电路的研究</text:p>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默认" presentation:presentation-page-layout-name="AL2T1">
        <office:forms form:automatic-focus="false" form:apply-design-mode="false"/>
        <draw:frame draw:style-name="gr2" draw:text-style-name="P3" draw:layer="layout" svg:width="24cm" svg:height="12.443cm" svg:x="1cm" svg:y="1.957cm">
          <draw:text-box>
            <text:p><text:span text:style-name="T1">四、实验预习要求 </text:span></text:p>
            <text:p><text:span text:style-name="T1">(1)</text:span><text:span text:style-name="T1">什么是一阶电路，在电路的激励发生跃变时，电路中哪些物理量一般不能跃变？</text:span></text:p>
            <text:p><text:span text:style-name="T1"/></text:p>
            <text:p><text:span text:style-name="T1">七、实验报告要求</text:span></text:p>
            <text:p><text:span text:style-name="T1">(1)</text:span><text:span text:style-name="T1">根据实验观测结果，绘出</text:span><text:span text:style-name="T1">RC</text:span><text:span text:style-name="T1">一阶电路充、放电的变化曲线，由曲线测得时间常数</text:span><text:span text:style-name="T2">τ</text:span><text:span text:style-name="T1">值，并与理论值进行比较，分析误差原因。</text:span></text:p>
            <text:p><text:span text:style-name="T1">(2)</text:span><text:span text:style-name="T1">根据实验观察结果，归纳总结微分和积分电路中的构成条件及波形变换的特征。</text:span></text:p>
            <text:p><text:span text:style-name="T1">(3)RC</text:span><text:span text:style-name="T1">微分电路、</text:span><text:span text:style-name="T1">RC</text:span><text:span text:style-name="T1">积分电路在实际电路中各有什么作用？</text:span></text:p>
            <text:p/>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4" draw:text-style-name="P4" draw:layer="layout" svg:width="16.799cm" svg:height="13.364cm" svg:x="2.1cm" svg:y="14.107cm" presentation:class="notes" presentation:placeholder="true">
            <draw:text-box/>
          </draw:frame>
        </presentation:notes>
      </draw:page>
      <draw:page draw:name="page3" draw:style-name="dp1" draw:master-page-name="默认" presentation:presentation-page-layout-name="AL2T1">
        <office:forms form:automatic-focus="false" form:apply-design-mode="false"/>
        <draw:frame presentation:style-name="pr5" draw:layer="layout" svg:width="25.199cm" svg:height="1.917cm" svg:x="1.601cm" svg:y="0.8cm" presentation:class="title" presentation:user-transformed="true">
          <draw:text-box draw:corner-radius="12.771cm">
            <text:p><text:span text:style-name="T3">实验六 </text:span><text:span text:style-name="T3">RLC</text:span><text:span text:style-name="T3">串联电路的频率特性</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1" draw:master-page-name="默认" presentation:presentation-page-layout-name="AL2T1">
        <office:forms form:automatic-focus="false" form:apply-design-mode="false"/>
        <draw:frame presentation:style-name="pr6" draw:layer="layout" svg:width="25.199cm" svg:height="2.05cm" svg:x="1.4cm" svg:y="0.701cm" presentation:class="title" presentation:user-transformed="true">
          <draw:text-box>
            <text:p>实验报告中思考题</text:p>
          </draw:text-box>
        </draw:frame>
        <draw:frame draw:style-name="gr3" draw:text-style-name="P5" draw:layer="layout" svg:width="25.244cm" svg:height="13.103cm" svg:x="1.401cm" svg:y="2.864cm">
          <draw:text-box>
            <text:p><text:span text:style-name="T4">四、实验预习要求</text:span></text:p>
            <text:p><text:span text:style-name="T4">(1)</text:span><text:span text:style-name="T4">按照实验要求给定的电路参数，计算出电路的谐振频率</text:span><text:span text:style-name="T4">f</text:span><text:span text:style-name="T5">0</text:span><text:span text:style-name="T4">。</text:span></text:p>
            <text:p><text:span text:style-name="T4">(2)</text:span><text:span text:style-name="T4">实验要求</text:span><text:span text:style-name="T4">3</text:span><text:span text:style-name="T4">中，保持</text:span><text:span text:style-name="T4">L</text:span><text:span text:style-name="T4">为</text:span><text:span text:style-name="T4">10mH</text:span><text:span text:style-name="T4">、</text:span><text:span text:style-name="T4">C</text:span><text:span text:style-name="T4">为</text:span><text:span text:style-name="T4">0.01uF,</text:span><text:span text:style-name="T4">要求品质因数</text:span><text:span text:style-name="T4">Q=10</text:span><text:span text:style-name="T4">，求电阻</text:span><text:span text:style-name="T4">R</text:span><text:span text:style-name="T4">。</text:span></text:p>
            <text:p><text:span text:style-name="T4">(3)</text:span><text:span text:style-name="T4">简述判別</text:span><text:span text:style-name="T4">RLC</text:span><text:span text:style-name="T4">串联电路发生谐振的方法。</text:span></text:p>
            <text:p><text:span text:style-name="T4"/></text:p>
            <text:p><text:span text:style-name="T4">七、实验报告要求</text:span></text:p>
            <text:p><text:span text:style-name="T4">(1)</text:span><text:span text:style-name="T4">整理实验数据，用方格纸在同一坐标平面上画出不同的</text:span><text:span text:style-name="T4">Q</text:span><text:span text:style-name="T4">值的两条电流谐振曲线。说明品质因数</text:span><text:span text:style-name="T4">Q</text:span><text:span text:style-name="T4">对谐振曲线的影响。</text:span></text:p>
            <text:p><text:span text:style-name="T4">(2)</text:span><text:span text:style-name="T4">分析谐振时</text:span><text:span text:style-name="T4">U</text:span><text:span text:style-name="T5">C</text:span><text:span text:style-name="T4">和</text:span><text:span text:style-name="T4">U</text:span><text:span text:style-name="T5">L</text:span><text:span text:style-name="T4">有什么关系？</text:span><text:span text:style-name="T4">U</text:span><text:span text:style-name="T5">C</text:span><text:span text:style-name="T4">、</text:span><text:span text:style-name="T4">U</text:span><text:span text:style-name="T5">L</text:span><text:span text:style-name="T4">与</text:span><text:span text:style-name="T4">U</text:span><text:span text:style-name="T5">R</text:span><text:span text:style-name="T4">有什么关系？</text:span></text:p>
            <text:p><text:span text:style-name="T4">(3)</text:span><text:span text:style-name="T4">根据理论计算，电路发生谐振时，应有</text:span><text:span text:style-name="T4">U</text:span><text:span text:style-name="T5">R</text:span><text:span text:style-name="T4">=U</text:span><text:span text:style-name="T5">S</text:span><text:span text:style-name="T4">,</text:span><text:span text:style-name="T4">实际测量中，总有</text:span><text:span text:style-name="T4">U</text:span><text:span text:style-name="T5">R</text:span><text:span text:style-name="T4">&lt;U</text:span><text:span text:style-name="T5">S</text:span><text:span text:style-name="T4">,</text:span><text:span text:style-name="T4">分析理论计算与实际测量不同的原因。</text:span></text:p>
          </draw:text-box>
        </draw:frame>
        <presentation:notes draw:style-name="dp1">
          <office:forms form:automatic-focus="false" form:apply-design-mode="false"/>
          <draw:page-thumbnail draw:style-name="gr1"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1" draw:master-page-name="默认" presentation:presentation-page-layout-name="AL2T1">
        <office:forms form:automatic-focus="false" form:apply-design-mode="false"/>
        <draw:frame presentation:style-name="pr1" draw:text-style-name="P1" draw:layer="layout" svg:width="25.199cm" svg:height="2.05cm" svg:x="1.201cm" svg:y="0.75cm" presentation:class="title" presentation:user-transformed="true">
          <draw:text-box>
            <text:p>思考题</text:p>
          </draw:text-box>
        </draw:frame>
        <draw:frame draw:style-name="gr4" draw:text-style-name="P7" draw:layer="layout" svg:width="26.6cm" svg:height="1.927cm" svg:x="1.2cm" svg:y="2.6cm">
          <draw:text-box>
            <text:p text:style-name="P6"><text:span text:style-name="T6">晶体管共射极放大电路</text:span></text:p>
          </draw:text-box>
        </draw:frame>
        <draw:frame draw:style-name="gr5" draw:text-style-name="P8" draw:layer="layout" svg:width="27.966cm" svg:height="14.276cm" svg:x="0.161cm" svg:y="5.924cm">
          <draw:text-box>
            <text:p><text:span text:style-name="T7">(2)</text:span><text:span text:style-name="T7">总结集电极电阻</text:span><text:span text:style-name="T7">R</text:span><text:span text:style-name="T8">C</text:span><text:span text:style-name="T7">、负载电阻</text:span><text:span text:style-name="T7">R</text:span><text:span text:style-name="T8">L</text:span><text:span text:style-name="T7">值及静态工作点对电压放大倍数、输入电阻、输出电阻的影响。</text:span></text:p>
            <text:p><text:span text:style-name="T7"/></text:p>
            <text:p><text:span text:style-name="T7"/></text:p>
            <text:p><text:span text:style-name="T7"/></text:p>
            <text:p><text:span text:style-name="T7"/></text:p>
            <text:p><text:span text:style-name="T7"/></text:p>
            <text:p><text:span text:style-name="T7"/></text:p>
            <text:p><text:span text:style-name="T7">(3)</text:span><text:span text:style-name="T7">饱和失真、截止失真、双向失真</text:span></text:p>
            <text:p><text:span text:style-name="T7"/></text:p>
            <text:p><text:span text:style-name="T7">(4)</text:span><text:span text:style-name="T7">放大电路的测试中，输入信号频率一般选择</text:span><text:span text:style-name="T7">1kHz</text:span><text:span text:style-name="T7">，为何不选择</text:span><text:span text:style-name="T7">100kHz</text:span><text:span text:style-name="T7">或更高的频率</text:span><text:span text:style-name="T7">?</text:span></text:p>
          </draw:text-box>
        </draw:frame>
        <draw:frame draw:style-name="gr6" draw:text-style-name="P9" draw:layer="layout" svg:width="8.353cm" svg:height="1.928cm" svg:x="0.647cm" svg:y="8.8cm">
          <draw:object xlink:href="./Object 10" xlink:type="simple" xlink:show="embed" xlink:actuate="onLoad">
            <loext:p/>
          </draw:object>
          <draw:image xlink:href="./ObjectReplacements/Object 10" xlink:type="simple" xlink:show="embed" xlink:actuate="onLoad"/>
        </draw:frame>
        <draw:frame draw:style-name="gr6" draw:text-style-name="P9" draw:layer="layout" svg:width="5.39cm" svg:height="1.934cm" svg:x="9.61cm" svg:y="10.066cm">
          <draw:object xlink:href="./Object 11" xlink:type="simple" xlink:show="embed" xlink:actuate="onLoad">
            <loext:p/>
          </draw:object>
          <draw:image xlink:href="./ObjectReplacements/Object 11" xlink:type="simple" xlink:show="embed" xlink:actuate="onLoad"/>
        </draw:frame>
        <draw:frame draw:style-name="gr6" draw:text-style-name="P9" draw:layer="layout" svg:width="4.214cm" svg:height="1.934cm" svg:x="18.586cm" svg:y="10.266cm">
          <draw:object xlink:href="./Object 12" xlink:type="simple" xlink:show="embed" xlink:actuate="onLoad">
            <loext:p/>
          </draw:object>
          <draw:image xlink:href="./ObjectReplacements/Object 12" xlink:type="simple" xlink:show="embed" xlink:actuate="onLoad"/>
        </draw:frame>
        <draw:frame draw:style-name="gr7" draw:text-style-name="P3" draw:layer="layout" svg:width="1.137cm" svg:height="1.089cm" svg:x="15.8cm" svg:y="10.4cm">
          <draw:text-box>
            <text:p>或</text:p>
          </draw:text-box>
        </draw:frame>
        <draw:frame draw:style-name="gr6" draw:text-style-name="P9" draw:layer="layout" svg:width="5.58cm" svg:height="1.933cm" svg:x="0.8cm" svg:y="11.267cm">
          <draw:object xlink:href="./Object 13" xlink:type="simple" xlink:show="embed" xlink:actuate="onLoad">
            <loext:p/>
          </draw:object>
          <draw:image xlink:href="./ObjectReplacements/Object 13" xlink:type="simple" xlink:show="embed" xlink:actuate="onLoad"/>
        </draw:frame>
        <presentation:notes draw:style-name="dp2">
          <draw:page-thumbnail draw:style-name="gr1" draw:layer="layout" svg:width="14.848cm" svg:height="11.136cm" svg:x="3.075cm" svg:y="2.257cm" draw:page-number="5" presentation:class="page"/>
          <draw:frame presentation:style-name="pr4" draw:text-style-name="P2" draw:layer="layout" svg:width="16.799cm" svg:height="13.364cm" svg:x="2.1cm" svg:y="14.107cm" presentation:class="notes" presentation:placeholder="true">
            <draw:text-box/>
          </draw:frame>
        </presentation:notes>
      </draw:page>
      <draw:page draw:name="page6" draw:style-name="dp1" draw:master-page-name="默认" presentation:presentation-page-layout-name="AL2T1">
        <office:forms form:automatic-focus="false" form:apply-design-mode="false"/>
        <draw:frame presentation:style-name="pr7" draw:layer="layout" svg:width="25.199cm" svg:height="3.506cm" svg:x="1.4cm" svg:y="0.837cm" presentation:class="title" presentation:placeholder="true">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1" draw:master-page-name="默认">
        <office:forms form:automatic-focus="false" form:apply-design-mode="false"/>
        <draw:frame draw:style-name="gr8" draw:text-style-name="P10" draw:layer="layout" svg:width="26.5cm" svg:height="2.029cm" svg:x="0.5cm" svg:y="0.5cm">
          <draw:text-box>
            <text:p><text:span text:style-name="T9">思考题（实验报告要见到）</text:span></text:p>
          </draw:text-box>
        </draw:frame>
        <draw:frame draw:style-name="gr9" draw:text-style-name="P11" draw:layer="layout" svg:width="26cm" svg:height="5.501cm" svg:x="1cm" svg:y="3cm">
          <draw:text-box>
            <text:p><text:span text:style-name="T7">七、实验报告要求</text:span></text:p>
            <text:p><text:span text:style-name="T7">(1)</text:span><text:span text:style-name="T7">画出实验电路原理图，并标注参数。绘制表格，填写、整理测试数据。</text:span></text:p>
            <text:p><text:span text:style-name="T7">(2)</text:span><text:span text:style-name="T7">基本运算电路输出端电压接近饱和，原因有哪些？</text:span></text:p>
            <text:p><text:span text:style-name="T7">(3)</text:span><text:span text:style-name="T7">分析</text:span><text:span text:style-name="T7">u</text:span><text:span text:style-name="T8">o</text:span><text:span text:style-name="T7">的测量值与计算值之间的误差，并说明产生误差的原因。</text:span></text:p>
          </draw:text-box>
        </draw:frame>
        <draw:frame draw:style-name="gr10" draw:text-style-name="P11" draw:layer="layout" svg:width="26cm" svg:height="7.389cm" svg:x="1cm" svg:y="9.5cm">
          <draw:text-box>
            <text:p><text:span text:style-name="T7">七、实验总结</text:span></text:p>
            <text:p><text:span text:style-name="T7">(1)</text:span><text:span text:style-name="T7">根据实验结果</text:span><text:span text:style-name="T10">绘制</text:span><text:span text:style-name="T7">过零电压比较器和迟滞电压比较器的输入输出波形及电压传输特性曲线。比较两者的差别。（是</text:span><text:span text:style-name="T10">绘制</text:span><text:span text:style-name="T7">不是拍照）</text:span></text:p>
            <text:p><text:span text:style-name="T7"/></text:p>
            <text:p><text:span text:style-name="T7">输入、输出波形绘制于同一张图中</text:span></text:p>
            <text:p><text:span text:style-name="T7">输入波形要标明</text:span><text:span text:style-name="T7">U</text:span><text:span text:style-name="T11">i</text:span><text:span text:style-name="T11">，</text:span><text:span text:style-name="T12">周期</text:span><text:span text:style-name="T12">T=</text:span><text:span text:style-name="T12">几毫秒，峰值</text:span><text:span text:style-name="T12">PK=</text:span><text:span text:style-name="T12">多少伏</text:span></text:p>
            <text:p><text:span text:style-name="T13">输出波形要是标明</text:span><text:span text:style-name="T12">Uo</text:span><text:span text:style-name="T11">，</text:span><text:span text:style-name="T12">峰值</text:span></text:p>
          </draw:text-box>
        </draw:frame>
        <presentation:notes draw:style-name="dp1">
          <office:forms form:automatic-focus="false" form:apply-design-mode="false"/>
          <draw:page-thumbnail draw:style-name="gr1" draw:layer="layout" svg:width="0.001cm" svg:height="0.001cm" svg:x="0cm" svg:y="1.93cm" draw:page-number="7" presentation:class="page"/>
          <draw:frame presentation:style-name="pr9" draw:text-style-name="P2" draw:layer="layout" svg:width="15.239cm" svg:height="11.429cm" svg:x="1.905cm" svg:y="12.065cm" presentation:class="notes" presentation:placeholder="true">
            <draw:text-box/>
          </draw:frame>
        </presentation:notes>
      </draw:page>
      <draw:page draw:name="page8" draw:style-name="dp1" draw:master-page-name="默认">
        <office:forms form:automatic-focus="false" form:apply-design-mode="false"/>
        <presentation:notes draw:style-name="dp2">
          <office:forms form:automatic-focus="false" form:apply-design-mode="false"/>
          <draw:page-thumbnail draw:style-name="gr1"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1" draw:master-page-name="默认">
        <office:forms form:automatic-focus="false" form:apply-design-mode="false"/>
        <draw:frame draw:style-name="gr11" draw:text-style-name="P13" draw:layer="layout" svg:width="6.394cm" svg:height="1.397cm" svg:x="10.362cm" svg:y="1.248cm">
          <draw:text-box>
            <text:p text:style-name="P12">七、实验总结</text:p>
          </draw:text-box>
        </draw:frame>
        <draw:frame draw:style-name="gr12" draw:text-style-name="P19" draw:layer="layout" svg:width="20.504cm" svg:height="15.286cm" svg:x="3.086cm" svg:y="3.748cm">
          <draw:text-box>
            <text:p text:style-name="P14"><text:span text:style-name="T14">（一）写出设计过程，画出逻辑电路图</text:span></text:p>
            <text:list text:style-name="L4">
              <text:list-item>
                <text:p text:style-name="P15"><text:span text:style-name="T14">裁判表决电路</text:span></text:p>
              </text:list-item>
              <text:list-item>
                <text:p text:style-name="P15"><text:span text:style-name="T14">数值比较器</text:span></text:p>
              </text:list-item>
              <text:list-item>
                <text:p text:style-name="P15"><text:span text:style-name="T14">平方运算电路</text:span></text:p>
                <text:p text:style-name="P15"><text:span text:style-name="T14"/></text:p>
                <text:p text:style-name="P16"><text:span text:style-name="T15">每个电路都用 </text:span><text:span text:style-name="T16">两输入与非门 </text:span><text:span text:style-name="T14">搭建</text:span></text:p>
                <text:p text:style-name="P17"><text:span text:style-name="T14"/></text:p>
                <text:p text:style-name="P18"><text:span text:style-name="T14">1</text:span><text:span text:style-name="T14">、写真值表（要打表格）</text:span></text:p>
                <text:p text:style-name="P18"><text:span text:style-name="T15">2</text:span><text:span text:style-name="T15">、写逻辑表达式（可用</text:span><text:span text:style-name="T17">卡诺图化简</text:span><text:span text:style-name="T14">）</text:span></text:p>
                <text:p text:style-name="P18"><text:span text:style-name="T14">3</text:span><text:span text:style-name="T14">、画逻辑电路图</text:span></text:p>
                <text:p text:style-name="P18"><text:span text:style-name="T14"/></text:p>
                <text:p text:style-name="P18"><text:span text:style-name="T14"/></text:p>
              </text:list-item>
            </text:list>
            <text:p text:style-name="P14"><text:span text:style-name="T14">（二）对所设计电路进行测试，记录结果</text:span></text:p>
          </draw:text-box>
        </draw:frame>
        <presentation:notes draw:style-name="dp1">
          <office:forms form:automatic-focus="false" form:apply-design-mode="false"/>
          <draw:page-thumbnail draw:style-name="gr1" draw:layer="layout" svg:width="0.001cm" svg:height="0.001cm" svg:x="0cm" svg:y="2.256cm" draw:page-number="9" presentation:class="page"/>
          <draw:frame presentation:style-name="pr4" draw:text-style-name="P20" draw:layer="layout" svg:width="16.799cm" svg:height="13.364cm" svg:x="2.1cm" svg:y="14.107cm" presentation:class="notes" presentation:placeholder="true">
            <draw:text-box/>
          </draw:frame>
        </presentation:notes>
      </draw:page>
      <draw:page draw:name="page10" draw:style-name="dp1" draw:master-page-name="默认">
        <office:forms form:automatic-focus="false" form:apply-design-mode="false"/>
        <presentation:notes draw:style-name="dp2">
          <office:forms form:automatic-focus="false" form:apply-design-mode="false"/>
          <draw:page-thumbnail draw:style-name="gr1" draw:layer="layout" svg:width="14.848cm" svg:height="11.136cm" svg:x="3.075cm" svg:y="2.257cm" draw:page-number="10" presentation:class="page"/>
          <draw:frame presentation:style-name="pr4" draw:text-style-name="P4" draw:layer="layout" svg:width="16.799cm" svg:height="13.364cm" svg:x="2.1cm" svg:y="14.107cm" presentation:class="notes" presentation:placeholder="true">
            <draw:text-box/>
          </draw:frame>
        </presentation:notes>
      </draw:page>
      <draw:page draw:name="page11" draw:style-name="dp3" draw:master-page-name="默认" presentation:use-date-time-name="dtd1">
        <office:forms form:automatic-focus="false" form:apply-design-mode="false"/>
        <draw:frame draw:style-name="gr13" draw:text-style-name="P13" draw:layer="layout" svg:width="13.449cm" svg:height="1.117cm" svg:x="3.307cm" svg:y="3.527cm">
          <draw:text-box>
            <text:p text:style-name="P12">七、实验总结</text:p>
          </draw:text-box>
        </draw:frame>
        <draw:frame draw:style-name="gr14" draw:text-style-name="P13" draw:layer="layout" svg:width="22.929cm" svg:height="3.637cm" svg:x="3.086cm" svg:y="4.919cm">
          <draw:text-box>
            <text:p text:style-name="P12">（1）整理实验数据，绘制一个N进制（N=7）计数译码显示电路。</text:p>
            <text:p text:style-name="P12">（2）设计一个以频率1Hz闪烁的“8”字。</text:p>
            <text:p text:style-name="P12">（3）如何用2片集成十进制74LS160构成一个六十进制计数器。</text:p>
          </draw:text-box>
        </draw:frame>
        <presentation:notes draw:style-name="dp1">
          <office:forms form:automatic-focus="false" form:apply-design-mode="false"/>
          <draw:page-thumbnail draw:style-name="gr1" draw:layer="layout" svg:width="0.001cm" svg:height="0.002cm" svg:x="0.004cm" svg:y="0cm" draw:page-number="11" presentation:class="page"/>
          <draw:frame presentation:style-name="pr4"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 PL UMing HK" svg:font-family="'AR PL UMing HK'" style:font-family-generic="roman" style:font-pitch="variable"/>
    <style:font-face style:name="Arial" svg:font-family="Arial" style:font-family-generic="roman" style:font-pitch="variable"/>
    <style:font-face style:name="Arial1" svg:font-family="Arial" style:font-pitch="variable"/>
    <style:font-face style:name="Arial2" svg:font-family="Arial" style:font-family-generic="system" style:font-pitch="variable"/>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angal1" svg:font-family="Mangal" style:font-pitch="variable"/>
    <style:font-face style:name="Noto Sans" svg:font-family="'Noto Sans'" style:font-family-generic="roman" style:font-pitch="variable"/>
    <style:font-face style:name="Tahoma" svg:font-family="Tahoma" style:font-family-generic="system" style:font-pitch="variable"/>
    <style:font-face style:name="Times New Roman" svg:font-family="'Times New Roman'" style:font-adornments="Regular" style:font-family-generic="roman"/>
    <style:font-face style:name="Times New Roman1" svg:font-family="'Times New Roman'" style:font-family-generic="roman" style:font-pitch="variable"/>
    <style:font-face style:name="Verdana" svg:font-family="Verdana" style:font-family-generic="swiss" style:font-pitch="variable"/>
    <style:font-face style:name="宋体" svg:font-family="宋体"/>
    <style:font-face style:name="宋体1" svg:font-family="宋体" style:font-pitch="variable"/>
    <style:font-face style:name="宋体2" svg:font-family="宋体" style:font-family-generic="system" style:font-pitch="variable"/>
    <style:font-face style:name="微软雅黑" svg:font-family="微软雅黑" style:font-family-generic="swiss" style:font-pitch="variable"/>
    <style:font-face style:name="微软雅黑1" svg:font-family="微软雅黑" style:font-adornments="标准" style:font-family-generic="swiss" style:font-pitch="variable"/>
    <style:font-face style:name="微软雅黑2" svg:font-family="微软雅黑" style:font-adornments="Regular"/>
    <style:font-face style:name="微软雅黑3" svg:font-family="微软雅黑"/>
    <style:font-face style:name="微软雅黑4" svg:font-family="微软雅黑" style:font-pitch="variable"/>
    <style:font-face style:name="微软雅黑5" svg:font-family="微软雅黑" style:font-family-generic="system" style:font-pitch="variable"/>
    <style:font-face style:name="新宋体-18030" svg:font-family="新宋体-18030" style:font-family-generic="system" style:font-pitch="variable"/>
    <style:font-face style:name="黑体" svg:font-family="黑体" style:font-pitch="variable"/>
  </office:font-face-decls>
  <office:styles>
    <draw:gradient draw:name="填充" draw:style="linear" draw:start-color="#ffffff" draw:end-color="#cccccc" draw:start-intensity="100%" draw:end-intensity="100%" draw:angle="30deg" draw:border="0%"/>
    <draw:gradient draw:name="形状" draw:style="rectangular" draw:cx="50%" draw:cy="50%" draw:start-color="#cccccc" draw:end-color="#ffffff" draw:start-intensity="100%" draw:end-intensity="100%" draw:angle="0deg" draw:border="0%"/>
    <draw:gradient draw:name="红色填充" draw:style="linear" draw:start-color="#ff6d6d" draw:end-color="#c9211e" draw:start-intensity="100%" draw:end-intensity="100%" draw:angle="30deg" draw:border="0%"/>
    <draw:gradient draw:name="绿色填充" draw:style="linear" draw:start-color="#77bc65" draw:end-color="#127622" draw:start-intensity="100%" draw:end-intensity="100%" draw:angle="30deg" draw:border="0%"/>
    <draw:gradient draw:name="蓝色填充" draw:style="linear" draw:start-color="#729fcf" draw:end-color="#355269" draw:start-intensity="100%" draw:end-intensity="100%" draw:angle="30deg" draw:border="0%"/>
    <draw:gradient draw:name="黄色填充" draw:style="linear" draw:start-color="#ffde59" draw:end-color="#b47804" draw:start-intensity="100%" draw:end-intensity="100%" draw:angle="30deg" draw:border="0%"/>
    <draw:marker draw:name="Arrow" svg:viewBox="0 0 20 30" svg:d="M10 0l-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宋体2"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微软雅黑5" style:font-family-asian="微软雅黑"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形状"/>
      <style:text-properties fo:font-size="14pt" fo:font-weight="bold"/>
    </style:style>
    <style:style style:name="Filled" style:family="graphic" style:parent-style-name="Shapes">
      <style:graphic-properties draw:fill="gradient" draw:fill-gradient-name="填充"/>
    </style:style>
    <style:style style:name="Filled_20_Blue" style:display-name="Filled Blue" style:family="graphic" style:parent-style-name="Filled">
      <style:graphic-properties draw:fill-gradient-name="蓝色填充"/>
      <style:text-properties fo:color="#ffffff" loext:opacity="100%"/>
    </style:style>
    <style:style style:name="Filled_20_Green" style:display-name="Filled Green" style:family="graphic" style:parent-style-name="Filled">
      <style:graphic-properties draw:fill-gradient-name="绿色填充"/>
      <style:text-properties fo:color="#ffffff" loext:opacity="100%" style:font-name="Liberation Sans2" fo:font-family="'Liberation Sans'" style:font-family-generic="roman" style:font-pitch="variable"/>
    </style:style>
    <style:style style:name="Filled_20_Red" style:display-name="Filled Red" style:family="graphic" style:parent-style-name="Filled">
      <style:graphic-properties draw:fill-gradient-name="红色填充"/>
      <style:text-properties fo:color="#ffffff" loext:opacity="100%"/>
    </style:style>
    <style:style style:name="Filled_20_Yellow" style:display-name="Filled Yellow" style:family="graphic" style:parent-style-name="Filled">
      <style:graphic-properties draw:fill-gradient-name="黄色填充"/>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默认绘图样式_5f_1" style:display-name="默认绘图样式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默认绘图样式_5f_1" style:display-name="默认绘图样式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宋体2" style:font-family-asian="宋体"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默认绘图样式_5f_2" style:display-name="默认绘图样式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默认绘图样式_5f_2" style:display-name="默认绘图样式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text-emphasize="none" style:font-relief="none" style:text-overline-style="none" style:text-overline-color="font-color"/>
    </style:style>
    <style:style style:name="默认绘图样式_5f_3" style:display-name="默认绘图样式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默认绘图样式_5f_3" style:display-name="默认绘图样式_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宋体1" style:font-family-asian="宋体" style:font-pitch-asian="variable" style:font-size-asian="24pt" style:font-style-asian="normal" style:font-weight-asian="normal" style:font-name-complex="宋体1" style:font-family-complex="宋体" style:font-pitch-complex="variable" style:font-size-complex="24pt" style:font-style-complex="normal" style:font-weight-complex="normal" style:text-emphasize="none" style:font-relief="none" style:text-overline-style="none" style:text-overline-color="font-color"/>
    </style:style>
    <style:style style:name="默认绘图样式_5f_4" style:display-name="默认绘图样式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默认绘图样式_5f_4" style:display-name="默认绘图样式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宋体1" style:font-family-asian="宋体" style:font-pitch-asian="variable" style:font-size-asian="18pt" style:font-style-asian="normal" style:font-weight-asian="normal" style:font-name-complex="宋体1" style:font-family-complex="宋体" style:font-pitch-complex="variable" style:font-size-complex="18pt" style:font-style-complex="normal" style:font-weight-complex="normal" style:text-emphasize="none" style:font-relief="none" style:text-overline-style="none" style:text-overline-color="font-color"/>
    </style:style>
    <style:style style:name="默认-background" style:family="presentation">
      <style:graphic-properties draw:stroke="none" draw:fill="none"/>
      <style:text-properties style:letter-kerning="true"/>
    </style:style>
    <style:style style:name="默认-backgroundobjects" style:family="presentation">
      <style:graphic-properties draw:textarea-horizontal-align="justify" draw:shadow="hidden" draw:shadow-offset-x="0.2cm" draw:shadow-offset-y="0.2cm" draw:shadow-color="#808080"/>
      <style:text-properties style:letter-kerning="true"/>
    </style:style>
    <style:style style:name="默认-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微软雅黑5" style:font-family-asian="微软雅黑"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默认-outline1" style:family="presentation">
      <style:graphic-properties draw:stroke="none" draw:fill="none" draw:auto-grow-height="false" draw:fit-to-size="false" style:shrink-to-fit="true">
        <text:list-style style:name="默认-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outline2" style:family="presentation" style:parent-style-name="默认-outline1">
      <style:paragraph-properties fo:margin-top="0.4cm" fo:margin-bottom="0cm"/>
      <style:text-properties fo:font-size="28pt" style:font-size-asian="28pt" style:font-size-complex="28pt"/>
    </style:style>
    <style:style style:name="默认-outline3" style:family="presentation" style:parent-style-name="默认-outline2">
      <style:paragraph-properties fo:margin-top="0.3cm" fo:margin-bottom="0cm"/>
      <style:text-properties fo:font-size="24pt" style:font-size-asian="24pt" style:font-size-complex="24pt"/>
    </style:style>
    <style:style style:name="默认-outline4" style:family="presentation" style:parent-style-name="默认-outline3">
      <style:paragraph-properties fo:margin-top="0.2cm" fo:margin-bottom="0cm"/>
      <style:text-properties fo:font-size="20pt" style:font-size-asian="20pt" style:font-size-complex="20pt"/>
    </style:style>
    <style:style style:name="默认-outline5" style:family="presentation" style:parent-style-name="默认-outline4">
      <style:paragraph-properties fo:margin-top="0.1cm" fo:margin-bottom="0cm"/>
      <style:text-properties fo:font-size="20pt" style:font-size-asian="20pt" style:font-size-complex="20pt"/>
    </style:style>
    <style:style style:name="默认-outline6" style:family="presentation" style:parent-style-name="默认-outline5">
      <style:paragraph-properties fo:margin-top="0.1cm" fo:margin-bottom="0cm"/>
      <style:text-properties fo:font-size="20pt" style:font-size-asian="20pt" style:font-size-complex="20pt"/>
    </style:style>
    <style:style style:name="默认-outline7" style:family="presentation" style:parent-style-name="默认-outline6">
      <style:paragraph-properties fo:margin-top="0.1cm" fo:margin-bottom="0cm"/>
      <style:text-properties fo:font-size="20pt" style:font-size-asian="20pt" style:font-size-complex="20pt"/>
    </style:style>
    <style:style style:name="默认-outline8" style:family="presentation" style:parent-style-name="默认-outline7">
      <style:paragraph-properties fo:margin-top="0.1cm" fo:margin-bottom="0cm"/>
      <style:text-properties fo:font-size="20pt" style:font-size-asian="20pt" style:font-size-complex="20pt"/>
    </style:style>
    <style:style style:name="默认-outline9" style:family="presentation" style:parent-style-name="默认-outline8">
      <style:paragraph-properties fo:margin-top="0.1cm" fo:margin-bottom="0cm"/>
      <style:text-properties fo:font-size="20pt" style:font-size-asian="20pt" style:font-size-complex="20pt"/>
    </style:style>
    <style:style style:name="默认-subtitle" style:family="presentation">
      <style:graphic-properties draw:stroke="none" draw:fill="none" draw:textarea-vertical-align="middle">
        <text:list-style style:name="默认-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微软雅黑5" style:font-family-asian="微软雅黑"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默认-title" style:family="presentation">
      <style:graphic-properties draw:stroke="none" draw:fill="none" draw:textarea-vertical-align="middle">
        <text:list-style style:name="默认-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微软雅黑5" style:font-family-asian="微软雅黑"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默认-backgroundobjects">
      <style:graphic-properties draw:stroke="none" draw:fill="none" draw:fill-color="#ffffff" draw:auto-grow-height="false" fo:min-height="1.449cm"/>
      <style:paragraph-properties style:writing-mode="lr-tb"/>
    </style:style>
    <style:style style:name="Mpr2" style:family="presentation" style:parent-style-name="默认-backgroundobjects">
      <style:graphic-properties draw:stroke="none" draw:fill="none" draw:fill-color="#ffffff" draw:auto-grow-height="false" fo:min-height="1.485cm"/>
      <style:paragraph-properties style:writing-mode="lr-tb"/>
    </style:style>
    <style:style style:name="Mpr3" style:family="presentation" style:parent-style-name="默认-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编号&gt;</text:page-number></text:span></text:p>
        </draw:text-box>
      </draw:frame>
    </style:handout-master>
    <style:master-page style:name="默认" style:page-layout-name="PM1" draw:style-name="Mdp1">
      <office:forms form:automatic-focus="false" form:apply-design-mode="false"/>
      <draw:frame presentation:style-name="默认-title" draw:layer="backgroundobjects" svg:width="25.199cm" svg:height="3.506cm" svg:x="1.4cm" svg:y="0.837cm" presentation:class="title" presentation:placeholder="true">
        <draw:text-box/>
      </draw:frame>
      <draw:frame presentation:style-name="默认-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编号&gt;</text:page-number></text:span></text:p>
        </draw:text-box>
      </draw:frame>
      <presentation:notes style:page-layout-name="PM0">
        <office:forms form:automatic-focus="false" form:apply-design-mode="false"/>
        <draw:page-thumbnail presentation:style-name="默认-title" draw:layer="backgroundobjects" svg:width="14.848cm" svg:height="11.136cm" svg:x="3.075cm" svg:y="2.257cm" presentation:class="page"/>
        <draw:frame presentation:style-name="默认-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编号&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8-12-12T14:55:07.992000000</meta:creation-date>
    <dc:date>2023-04-10T12:11:35.098000000</dc:date>
    <meta:editing-duration>PT2H59M12S</meta:editing-duration>
    <meta:editing-cycles>29</meta:editing-cycles>
    <meta:generator>LibreOffice/7.2.6.2$Windows_X86_64 LibreOffice_project/b0ec3a565991f7569a5a7f5d24fed7f52653d754</meta:generator>
    <meta:document-statistic meta:object-count="66"/>
  </office:meta>
</office:document-meta>
</file>

<file path=Object 10/content.xml><?xml version="1.0" encoding="utf-8"?>
<math xmlns="http://www.w3.org/1998/Math/MathML" display="block">
  <semantics>
    <mrow>
      <mrow>
        <msub>
          <mi>A</mi>
          <mi>u</mi>
        </msub>
        <mo stretchy="false">=</mo>
        <mfrac>
          <mover accent="true">
            <msub>
              <mi>U</mi>
              <mi>o</mi>
            </msub>
            <mo stretchy="false">˙</mo>
          </mover>
          <mover accent="true">
            <msub>
              <mi>U</mi>
              <mi>i</mi>
            </msub>
            <mo stretchy="false">˙</mo>
          </mover>
        </mfrac>
        <mo stretchy="false">=</mo>
        <mrow>
          <mo stretchy="false">−</mo>
          <mi>β</mi>
        </mrow>
      </mrow>
      <mfrac>
        <mrow>
          <mi>R</mi>
          <msub>
            <mi>'</mi>
            <mi>L</mi>
          </msub>
        </mrow>
        <msub>
          <mi>r</mi>
          <mi mathvariant="italic">be</mi>
        </msub>
      </mfrac>
      <mrow>
        <mo fence="true" stretchy="false">(</mo>
        <mrow>
          <mrow>
            <mi>R</mi>
            <mrow>
              <msub>
                <mi>'</mi>
                <mi>L</mi>
              </msub>
              <mo stretchy="false">=</mo>
              <msub>
                <mi>R</mi>
                <mi>c</mi>
              </msub>
              <mo stretchy="false">∥</mo>
              <msub>
                <mi>R</mi>
                <mi>L</mi>
              </msub>
            </mrow>
          </mrow>
        </mrow>
        <mo fence="true" stretchy="false">)</mo>
      </mrow>
    </mrow>
    <annotation encoding="StarMath 5.0">A_{u}= { dot U_{o} } over {dot U_{i} } =- %ibeta { R'_{L}} over { r_{be}  }   (R'_{L}=  R_{c} parallel  R_{L})
</annotation>
  </semantics>
</math>
</file>

<file path=Object 11/content.xml><?xml version="1.0" encoding="utf-8"?>
<math xmlns="http://www.w3.org/1998/Math/MathML" display="block">
  <semantics>
    <mrow>
      <mrow>
        <msub>
          <mi>r</mi>
          <mi mathvariant="italic">be</mi>
        </msub>
        <mo stretchy="false">≈</mo>
        <mrow>
          <msub>
            <mi>r</mi>
            <mrow>
              <mi mathvariant="italic">bb</mi>
              <mi>'</mi>
            </mrow>
          </msub>
          <mo stretchy="false">+</mo>
          <mrow>
            <mo fence="true" stretchy="false">(</mo>
            <mrow>
              <mrow>
                <mn>1</mn>
                <mo stretchy="false">+</mo>
                <mi>β</mi>
              </mrow>
            </mrow>
            <mo fence="true" stretchy="false">)</mo>
          </mrow>
        </mrow>
      </mrow>
      <mfrac>
        <msub>
          <mi>U</mi>
          <mi>T</mi>
        </msub>
        <msub>
          <mi>I</mi>
          <mi mathvariant="italic">EQ</mi>
        </msub>
      </mfrac>
    </mrow>
    <annotation encoding="StarMath 5.0">r_{be} approx r_{bb'} +( 1 + %ibeta ) { U_{T}} over { I_{EQ}} </annotation>
  </semantics>
</math>
</file>

<file path=Object 12/content.xml><?xml version="1.0" encoding="utf-8"?>
<math xmlns="http://www.w3.org/1998/Math/MathML" display="block">
  <semantics>
    <mrow>
      <mrow>
        <msub>
          <mi>r</mi>
          <mi mathvariant="italic">be</mi>
        </msub>
        <mo stretchy="false">≈</mo>
        <mrow>
          <msub>
            <mi>r</mi>
            <mrow>
              <mi mathvariant="italic">bb</mi>
              <mi>'</mi>
            </mrow>
          </msub>
          <mo stretchy="false">+</mo>
          <mi>β</mi>
        </mrow>
      </mrow>
      <mfrac>
        <msub>
          <mi>U</mi>
          <mi>T</mi>
        </msub>
        <msub>
          <mi>I</mi>
          <mi mathvariant="italic">CQ</mi>
        </msub>
      </mfrac>
    </mrow>
    <annotation encoding="StarMath 5.0">r_{be} approx r_{bb'} + %ibeta { U_{T}} over { I_{CQ}} </annotation>
  </semantics>
</math>
</file>

<file path=Object 13/content.xml><?xml version="1.0" encoding="utf-8"?>
<math xmlns="http://www.w3.org/1998/Math/MathML" display="block">
  <semantics>
    <mrow>
      <msub>
        <mi>R</mi>
        <mi>i</mi>
      </msub>
      <mo stretchy="false">=</mo>
      <mfrac>
        <mover accent="true">
          <msub>
            <mi>U</mi>
            <mi>i</mi>
          </msub>
          <mo stretchy="false">˙</mo>
        </mover>
        <mover accent="true">
          <msub>
            <mi>I</mi>
            <mi>i</mi>
          </msub>
          <mo stretchy="false">˙</mo>
        </mover>
      </mfrac>
      <mo stretchy="false">=</mo>
      <msub>
        <mi>R</mi>
        <mrow>
          <mi>b</mi>
          <mn>1</mn>
        </mrow>
      </msub>
      <mo stretchy="false">∥</mo>
      <msub>
        <mi>R</mi>
        <mrow>
          <mi>b</mi>
          <mn>2</mn>
        </mrow>
      </msub>
      <mo stretchy="false">∥</mo>
      <msub>
        <mi>r</mi>
        <mi mathvariant="italic">be</mi>
      </msub>
    </mrow>
    <annotation encoding="StarMath 5.0">R_{i}= { dot U_{i} } over { dot I_{i}} = R_{b1} parallel R_{b2} parallel r_{be}</annotation>
  </semantics>
</math>
</file>